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ans-serif"/>
    <style:font-face style:name="Courier New" svg:font-family="'Courier New'"/>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Heading_20_3" style:master-page-name="HTML"/>
    <style:style style:name="P2" style:family="paragraph" style:parent-style-name="Heading_20_3">
      <style:paragraph-properties fo:break-before="page"/>
    </style:style>
    <style:style style:name="P3" style:family="paragraph" style:parent-style-name="Text_20_body">
      <style:paragraph-properties fo:margin-top="0in" fo:margin-bottom="0.1965in"/>
    </style:style>
    <style:style style:name="P4" style:family="paragraph" style:parent-style-name="Text_20_body">
      <style:paragraph-properties fo:margin-top="0in" fo:margin-bottom="0.1965in" fo:text-align="justify" style:justify-single-word="false"/>
    </style:style>
    <style:style style:name="P5" style:family="paragraph" style:parent-style-name="Text_20_body">
      <style:paragraph-properties fo:margin-top="0.1701in" fo:margin-bottom="0in"/>
    </style:style>
    <style:style style:name="T1" style:family="text">
      <style:text-properties fo:font-size="12pt"/>
    </style:style>
    <style:style style:name="T2" style:family="text">
      <style:text-properties style:font-name="Arial" fo:font-size="14pt"/>
    </style:style>
    <style:style style:name="T3" style:family="text">
      <style:text-properties style:font-name="Courier New"/>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
      <text:h text:style-name="P2" text:outline-level="3">What is Babel? </text:h>
      <text:p text:style-name="P3">Babel is a parsable language for representing the meaning of human languages. <text:s/>Babel is modeled after computer programming languages which have evolved syntax that provide terse, human readable and easy to write code. </text:p>
      <text:p text:style-name="P3">Parsing human language is a hard problem, but it can be avoided by writing Babel. <text:s/>By using this format natural language processing (NLP) can be separated from the real artificial intelligence work. </text:p>
      <text:p text:style-name="P3">Babel is not meant to be a 100% exact representation of parsed human language. <text:s/>It is designed to represent the specific meaning of language and does not include some of the subtleties of human language. <text:s/></text:p>
      <text:h text:style-name="Heading_20_3" text:outline-level="3">What can Babel be used for? </text:h>
      <text:p text:style-name="P3">Babel could allow for an easier Turing Test to be attempted and may help move beyond the current crude chat bot designs.</text:p>
      <text:p text:style-name="P3">Babel could be used as a generalized goal definition system to define objectives for an intelligent agent. <text:s/>It could describe problems, potential solutions and actions to be performed by an agent. <text:s/>In this regard it could be used to represent thoughts.</text:p>
      <text:p text:style-name="P4"><text:span text:style-name="T1">Babel could be of usei in translating between human languages. <text:s/>It could find use in the legal system as a format for writing laws and contracts. </text:span><text:s/></text:p>
      <text:h text:style-name="Heading_20_3" text:outline-level="3">What is the current state of the Babel project?</text:h>
      <text:p text:style-name="P4">Babel to English translation should not be a hard problem. While there are many subtleties of human language they should be able to be programmed for to give a reasonably understandable equivalent in English. Getting the translation to a point where it could pass for human for Turing Test scenarios may be much more difficult. </text:p>
      <text:p text:style-name="P4"><text:s text:c="2"/></text:p>
      <text:p text:style-name="P3"><text:span text:style-name="T2">Lexicon</text:span> </text:p>
      <text:p text:style-name="P3">Unlike the logical language Lojban, Babel does not attempt to invent an entirely new lexicon of words. <text:s/>Lojban was designed to be a spoken language and thus choose to define an entire new set of words so that the parts of speech and the rules of it's grammar could be expressed phoneticly. <text:s/>Babel on the other hand is only meant to be written and thus uses formatting characters to define the syntax. <text:s/>Since the Babel does not have it's own lexicon it is much easier to learn than an entirely new language. </text:p>
      <text:p text:style-name="P3"><text:s text:c="2"/></text:p>
      <text:p text:style-name="P3">Technically, not having a it's own lexicon makes Babel more of a grammar than a language, although one can think of it as a different language in the sense that computer programming languages sometimes differ only by grammar.</text:p>
      <text:h text:style-name="Heading_20_1" text:outline-level="1">Learn Babel by Example </text:h>
      <text:p text:style-name="P3">English: </text:p>
      <text:p text:style-name="P3">Joe saw Jane. </text:p>
      <text:p text:style-name="P3"><text:s text:c="2"/></text:p>
      <text:p text:style-name="P3">Babel: </text:p>
      <text:p text:style-name="P3"><text:span text:style-name="T3">Joe.see-(Jane);</text:span> </text:p>
      <text:p text:style-name="P3"><text:s text:c="2"/></text:p>
      <text:p text:style-name="P3">Sentences follow a Subject-Verb-Object pattern. <text:s/>The subject of the sentence is usually first. <text:s/>This is followed by a dot (.) to separate the verb. <text:s/>Then the object of the sentence is enclosed in parenthesis. <text:s/>This follows a C++, C# or Java pattern of object.method(argument). </text:p>
      <text:p text:style-name="P3">Morphology is minimized. <text:s/>The past tensing of the word "saw" in the example above is done with a minus sign attached in a suffix like manner. <text:s/>This is done so that the lexicon that the computer needs to understand is minimized. <text:s/>A plus sign is used for future tense words and if no suffix is present then present tense is assumed. </text:p>
      <text:p text:style-name="P3">All nouns are always capitalized. <text:s/>There is no way to indicate that a noun a proper noun. <text:s/>In spoken English this is specified by the absence of an article (e.g. <text:s/>"the", "a" or "an".) </text:p>
      <text:p text:style-name="P3"><text:s text:c="2"/></text:p>
      <text:p text:style-name="P3"><text:s text:c="2"/></text:p>
      <text:p text:style-name="P3">English: </text:p>
      <text:p text:style-name="P3">See Jane run. </text:p>
      <text:p text:style-name="P3"><text:s text:c="2"/></text:p>
      <text:p text:style-name="P3">Babel: </text:p>
      <text:p text:style-name="P3"><text:span text:style-name="T3">see(Jane.run());</text:span> </text:p>
      <text:p text:style-name="P3"><text:s text:c="2"/></text:p>
      <text:p text:style-name="P3">Whenever the initial subject is left off, an implicit "You" is used as the subject. <text:s/>The above statement is the exact logical equivalent of "<text:span text:style-name="T3">You.see(Jane.run())</text:span>". <text:s/>In English we often drop and make implicit the subject of a sentence when it is the person we are speaking to. </text:p>
      <text:p text:style-name="P3"><text:s text:c="2"/></text:p>
      <text:p text:style-name="P3">Note that the subject of the verb "see" was another verb phrase. <text:s/>The object of a verb can be either a noun (or set of them), another verb phrase, or in some cases an adjective. </text:p>
      <text:p text:style-name="P3"><text:s text:c="2"/></text:p>
      <text:p text:style-name="P3"><text:s text:c="2"/></text:p>
      <text:p text:style-name="P3">English: </text:p>
      <text:p text:style-name="P3">The tall man walked slowly. </text:p>
      <text:p text:style-name="P3"><text:s text:c="2"/></text:p>
      <text:p text:style-name="P3">Babel: </text:p>
      <text:p text:style-name="P3"><text:span text:style-name="T3">Man tall.walk- slow();</text:span> </text:p>
      <text:p text:style-name="P3"><text:s text:c="2"/></text:p>
      <text:p text:style-name="P3">In this sentence the adjective "tall" is attached to the noun "Man". </text:p>
      <text:p text:style-name="P3"><text:s text:c="2"/></text:p>
      <text:p text:style-name="P3">The adverb "slow" is attached to the verb "Walk". <text:s/>Again, in order to minimize the lexicon, the suffix "-ly" is dropped. <text:s/>When English is spoken the suffix is used to help indicate that it's an adverb, but in Babel that is made explicit by the formatting. </text:p>
      <text:p text:style-name="P3"><text:s text:c="2"/></text:p>
      <text:p text:style-name="P3">Articles ("the", "a" or "an".) are not typically used in Babel, although they could technically be attached as adjectives. </text:p>
      <text:p text:style-name="P3"><text:s text:c="2"/></text:p>
      <text:p text:style-name="P3"><text:s text:c="2"/></text:p>
      <text:p text:style-name="P3">English: </text:p>
      <text:p text:style-name="P3"><text:span text:style-name="Emphasis">The quick brown fox jumped over the lazy dog. </text:span></text:p>
      <text:p text:style-name="P3"><text:s text:c="2"/></text:p>
      <text:p text:style-name="P3">Babel: </text:p>
      <text:p text:style-name="P3"><text:span text:style-name="T3">Fox quick brown.jump- over[Dog lazy]();</text:span> </text:p>
      <text:p text:style-name="P3"><text:s text:c="2"/></text:p>
      <text:p text:style-name="P3">The prepositional phrase "over the lazy dog" is attached to the verb "jump". <text:s/>Prepositions are attached as if they were adverbs followed by the object of the proposition contained in square brackets. </text:p>
      <text:p text:style-name="P3"><text:s text:c="2"/></text:p>
      <text:p text:style-name="P3"><text:s text:c="2"/></text:p>
      <text:p text:style-name="P3"><text:span text:style-name="Strong_20_Emphasis">English</text:span> </text:p>
      <text:p text:style-name="P3">The horse that I rode died. </text:p>
      <text:p text:style-name="P3"><text:s text:c="2"/></text:p>
      <text:p text:style-name="P3"><text:span text:style-name="Strong_20_Emphasis">Babel</text:span><text:line-break/><text:span text:style-name="T3">Horse that[I.ride-()].die-();</text:span></text:p>
      <text:p text:style-name="P3">Restrictive clauses are handled much like a prepositional phrase, but they are instead attached to a noun. </text:p>
      <text:p text:style-name="P3"/>
      <text:p text:style-name="P3"><text:line-break/> <text:s/></text:p>
      <text:h text:style-name="Heading_20_2" text:outline-level="2">Restrictions of Babel </text:h>
      <text:p text:style-name="P5"><text:span text:style-name="T2">Style Elements</text:span> </text:p>
      <text:p text:style-name="P3">An important component of human language is style and prose. There is often a great deal of information hidden in our tone of speech and choice of words that convey things like attitudes, emotions, and confidence levels. Such information is important and could be retained in the Babel syntax as metadata. No syntax for implementing such metadata has yet been defined. Metadata could be implemented using the existing comment structures (IE: /* Confidence: 0.8 */ ) or using a more terse formal syntax ( IE: {C:0.8} ) </text:p>
      <text:p text:style-name="P5"><text:span text:style-name="T2">Mixing of Phrase Set Modes</text:span> <text:s/></text:p>
      <text:p text:style-name="P3">Babel has support syntax for lists of both nouns and verbs (also called compound subjects and predicates). To express a set you can use either the ampersand ('&amp;') to represent an 'and' relationship or a pipe ('|') to represent an 'or' relationship. For example: “Joe &amp; Moe &amp; Bob.run-();” or “Bob.jump-() &amp; run-();”. You may not mix both 'and' and 'or' in the same set. There is no reason in theory that this couldn't be done and it seems to be available in English. For example “Call Joe and Moe or Bob.” is English but would have to be written using a preposition in Babel or may need to be split into two statements. To implement mixing of the set types in Babel an order of operations would need to be introduced as well as C style parentheses handling to give the writer flexibility in the ordering of the nouns or verbs. Also to support mixing of the modes, object representations of phrase sets in parsed Babel would need to become complex boolean tree structures rather than simple sets and may make the processing of the parsed text more difficu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ans-serif"/>
    <style:font-face style:name="Courier New" svg:font-family="'Courier New'"/>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Times New Roman1"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imes New Roman1" fo:font-size="16pt" fo:font-weight="bold"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Heading" style:next-style-name="Text_20_body" style:class="text">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Heading_20_5" style:display-name="Heading 5" style:family="paragraph" style:parent-style-name="Heading" style:next-style-name="Text_20_body" style:class="tex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Heading_20_6" style:display-name="Heading 6" style:family="paragraph" style:parent-style-name="Heading" style:next-style-name="Text_20_body" style:class="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Times New Roman1" fo:font-size="12pt" style:font-name-asian="Times New Roman1" style:font-size-asian="12pt" style:font-name-complex="Times New Roman1" style:font-size-complex="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Times New Roman1" fo:font-size="12pt" fo:font-style="italic" style:font-name-asian="Times New Roman1" style:font-size-asian="12pt" style:font-name-complex="Times New Roman1" style:font-size-complex="12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10-01T13:18:48</meta:creation-date>
    <dc:date>2006-10-02T00:31:11</dc:date>
    <dc:language>en-US</dc:language>
    <meta:editing-cycles>4</meta:editing-cycles>
    <meta:editing-duration>PT10H12M38S</meta:editing-duration>
    <meta:user-defined meta:name="Info 1"/>
    <meta:user-defined meta:name="Info 2"/>
    <meta:user-defined meta:name="Info 3"/>
    <meta:user-defined meta:name="Info 4"/>
    <meta:document-statistic meta:table-count="0" meta:image-count="0" meta:object-count="0" meta:page-count="5" meta:paragraph-count="71" meta:word-count="1078" meta:character-count="6342"/>
  </office:meta>
</office:document-meta>
</file>